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847in" table:align="margins"/>
    </style:style>
    <style:style style:name="Table1.A" style:family="table-column">
      <style:table-column-properties style:column-width="3.3424in" style:rel-column-width="32767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847in" table:align="margins"/>
    </style:style>
    <style:style style:name="Table2.A" style:family="table-column">
      <style:table-column-properties style:column-width="3.3424in" style:rel-column-width="32767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847in" table:align="margins"/>
    </style:style>
    <style:style style:name="Table3.A" style:family="table-column">
      <style:table-column-properties style:column-width="3.3424in" style:rel-column-width="32767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c21a" officeooo:paragraph-rsid="001fc21a"/>
    </style:style>
    <style:style style:name="P2" style:family="paragraph" style:parent-style-name="Standard">
      <style:text-properties officeooo:rsid="001fc21a" officeooo:paragraph-rsid="00268f70"/>
    </style:style>
    <style:style style:name="P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4" style:family="paragraph" style:parent-style-name="Preformatted_20_Text">
      <style:text-properties fo:color="#000000" style:font-name="DejaVu Sans Mono" fo:font-size="9pt" officeooo:paragraph-rsid="001fc21a"/>
    </style:style>
    <style:style style:name="P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23a5e4"/>
    </style:style>
    <style:style style:name="P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27e6f3"/>
    </style:style>
    <style:style style:name="P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fo:background-color="#f7faff"/>
    </style:style>
    <style:style style:name="P9" style:family="paragraph" style:parent-style-name="Preformatted_20_Text">
      <style:text-properties officeooo:rsid="001fc21a" officeooo:paragraph-rsid="001fc21a"/>
    </style:style>
    <style:style style:name="P10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DejaVu Sans Mono" fo:font-size="9pt"/>
    </style:style>
    <style:style style:name="P11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</style:style>
    <style:style style:name="P12" style:family="paragraph" style:parent-style-name="Table_20_Contents">
      <style:text-properties officeooo:rsid="001fc21a" officeooo:paragraph-rsid="001fc21a"/>
    </style:style>
    <style:style style:name="P13" style:family="paragraph" style:parent-style-name="Table_20_Contents">
      <style:text-properties officeooo:rsid="001fc21a" officeooo:paragraph-rsid="00268f70"/>
    </style:style>
    <style:style style:name="P14" style:family="paragraph" style:parent-style-name="Table_20_Contents">
      <style:text-properties officeooo:paragraph-rsid="001fc21a"/>
    </style:style>
    <style:style style:name="P15" style:family="paragraph" style:parent-style-name="Table_20_Contents">
      <style:text-properties officeooo:rsid="00268f70" officeooo:paragraph-rsid="00268f70"/>
    </style:style>
    <style:style style:name="P16" style:family="paragraph" style:parent-style-name="Table_20_Contents">
      <style:text-properties officeooo:paragraph-rsid="00268f70"/>
    </style:style>
    <style:style style:name="T1" style:family="text">
      <style:text-properties fo:font-weight="bold" officeooo:rsid="001fc21a" fo:background-color="#f7faff" loext:char-shading-value="0" style:font-name-asian="DejaVu Sans Mono1" style:font-size-asian="10pt" style:font-name-complex="Liberation Mono" style:font-size-complex="10pt"/>
    </style:style>
    <style:style style:name="T2" style:family="text">
      <style:text-properties fo:background-color="#f7faff" loext:char-shading-value="0"/>
    </style:style>
    <style:style style:name="T3" style:family="text">
      <style:text-properties officeooo:rsid="001fc21a" fo:background-color="#f7faff" loext:char-shading-value="0" style:font-name-asian="DejaVu Sans Mono1" style:font-size-asian="10pt" style:font-name-complex="Liberation Mono" style:font-size-complex="10pt"/>
    </style:style>
    <style:style style:name="T4" style:family="text">
      <style:text-properties fo:color="#000080" fo:font-weight="bold" fo:background-color="#f7faff" loext:char-shading-value="0"/>
    </style:style>
    <style:style style:name="T5" style:family="text">
      <style:text-properties fo:color="#000080" fo:font-weight="bold" officeooo:rsid="0024c93c" fo:background-color="#f7faff" loext:char-shading-value="0"/>
    </style:style>
    <style:style style:name="T6" style:family="text">
      <style:text-properties fo:color="#000080" fo:font-weight="bold" officeooo:rsid="0027e6f3" fo:background-color="#f7faff" loext:char-shading-value="0"/>
    </style:style>
    <style:style style:name="T7" style:family="text">
      <style:text-properties fo:color="#000080" style:font-name="DejaVu Sans Mono" fo:font-size="9pt" fo:font-weight="bold" fo:background-color="#f7faff" loext:char-shading-value="0"/>
    </style:style>
    <style:style style:name="T8" style:family="text">
      <style:text-properties fo:color="#660000" fo:background-color="#f7faff" loext:char-shading-value="0"/>
    </style:style>
    <style:style style:name="T9" style:family="text">
      <style:text-properties fo:color="#660000" style:font-name="DejaVu Sans Mono" fo:font-size="9pt" fo:background-color="#f7faff" loext:char-shading-value="0"/>
    </style:style>
    <style:style style:name="T10" style:family="text">
      <style:text-properties fo:color="#660000" style:font-name="DejaVu Sans Mono" fo:font-size="9pt" officeooo:rsid="0023a5e4" fo:background-color="#f7faff" loext:char-shading-value="0"/>
    </style:style>
    <style:style style:name="T11" style:family="text">
      <style:text-properties style:font-name="DejaVu Sans Mono" fo:font-size="9pt"/>
    </style:style>
    <style:style style:name="T12" style:family="text">
      <style:text-properties style:font-name="DejaVu Sans Mono" fo:font-size="9pt" fo:background-color="#f7faff" loext:char-shading-value="0"/>
    </style:style>
    <style:style style:name="T13" style:family="text">
      <style:text-properties style:font-name="DejaVu Sans Mono" fo:font-size="9pt" officeooo:rsid="0023a5e4" fo:background-color="#f7faff" loext:char-shading-value="0"/>
    </style:style>
    <style:style style:name="T14" style:family="text">
      <style:text-properties style:font-name="DejaVu Sans Mono" fo:font-size="9pt" fo:background-color="#e4e4ff" loext:char-shading-value="0"/>
    </style:style>
    <style:style style:name="T15" style:family="text">
      <style:text-properties style:font-name="DejaVu Sans Mono" fo:font-size="9pt" fo:font-style="italic"/>
    </style:style>
    <style:style style:name="T16" style:family="text">
      <style:text-properties style:font-name="DejaVu Sans Mono" fo:font-size="9pt" fo:background-color="#ffe4ff" loext:char-shading-value="0"/>
    </style:style>
    <style:style style:name="T17" style:family="text">
      <style:text-properties style:font-name="DejaVu Sans Mono" fo:font-size="9pt" fo:font-weight="normal" officeooo:rsid="001fc21a" fo:background-color="#f7faff" loext:char-shading-value="0" style:font-name-asian="DejaVu Sans Mono1" style:font-size-asian="10pt" style:font-weight-asian="normal" style:font-name-complex="Liberation Mono" style:font-size-complex="10pt" style:font-weight-complex="normal"/>
    </style:style>
    <style:style style:name="T18" style:family="text">
      <style:text-properties fo:color="#0000ff" style:font-name="DejaVu Sans Mono" fo:font-size="9pt" fo:background-color="#f7faff" loext:char-shading-value="0"/>
    </style:style>
    <style:style style:name="T19" style:family="text">
      <style:text-properties fo:color="#0000ff" fo:background-color="#f7faff" loext:char-shading-value="0"/>
    </style:style>
    <style:style style:name="T20" style:family="text">
      <style:text-properties fo:color="#000000" style:font-name="DejaVu Sans Mono" fo:font-size="9pt" fo:background-color="#f7faff" loext:char-shading-value="0"/>
    </style:style>
    <style:style style:name="T21" style:family="text">
      <style:text-properties officeooo:rsid="00213861"/>
    </style:style>
    <style:style style:name="T22" style:family="text">
      <style:text-properties fo:color="#808080" fo:background-color="#f7faff" loext:char-shading-value="0"/>
    </style:style>
    <style:style style:name="T23" style:family="text">
      <style:text-properties fo:color="#808080" style:font-name="DejaVu Sans Mono" fo:font-size="9pt" fo:font-style="italic" fo:background-color="#f7faff" loext:char-shading-value="0"/>
    </style:style>
    <style:style style:name="T24" style:family="text">
      <style:text-properties fo:color="#808080" style:font-name="DejaVu Sans Mono" fo:font-size="9pt" fo:font-style="italic" fo:font-weight="bold" fo:background-color="#f7faff" loext:char-shading-value="0"/>
    </style:style>
    <style:style style:name="T25" style:family="text">
      <style:text-properties fo:color="#660e7a" fo:font-weight="bold" fo:background-color="#f7faff" loext:char-shading-value="0"/>
    </style:style>
    <style:style style:name="T26" style:family="text">
      <style:text-properties fo:color="#660e7a" style:font-name="DejaVu Sans Mono" fo:font-size="9pt" fo:font-style="italic" fo:font-weight="bold" fo:background-color="#f7faff" loext:char-shading-value="0"/>
    </style:style>
    <style:style style:name="T27" style:family="text">
      <style:text-properties fo:color="#008000" style:font-name="DejaVu Sans Mono" fo:font-size="9pt" fo:font-weight="bold" fo:background-color="#f7faff" loext:char-shading-value="0"/>
    </style:style>
    <style:style style:name="T28" style:family="text">
      <style:text-properties fo:font-weight="normal" officeooo:rsid="001fc21a" fo:background-color="#f7faff" loext:char-shading-value="0" style:font-name-asian="DejaVu Sans Mono1" style:font-size-asian="10pt" style:font-weight-asian="normal" style:font-name-complex="Liberation Mono" style:font-size-complex="10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Рефакторинг</text:p>
      <text:p text:style-name="Standard"/>
      <table:table table:name="Table1" table:style-name="Table1">
        <table:table-column table:style-name="Table1.A" table:number-columns-repeated="2"/>
        <table:table-row>
          <table:table-cell table:style-name="Table1.A1" table:number-columns-spanned="2" office:value-type="string">
            <text:p text:style-name="P12">Поиск подходящих продуктов</text:p>
          </table:table-cell>
          <table:covered-table-cell/>
        </table:table-row>
        <table:table-row>
          <table:table-cell table:style-name="Table1.A2" office:value-type="string">
            <text:p text:style-name="P3"><text:span text:style-name="T8">$proteins</text:span><text:span text:style-name="T2">=</text:span><text:span text:style-name="T8">$user</text:span><text:span text:style-name="T2">-&gt;getDailyProteins()-</text:span><text:span text:style-name="T8">$user</text:span><text:span text:style-name="T2">-&gt;getCurrentProteins();</text:span></text:p>
            <text:p text:style-name="P3"><text:span text:style-name="T8">$fats</text:span><text:span text:style-name="T2">=</text:span><text:span text:style-name="T8">$user</text:span><text:span text:style-name="T2">-&gt;getDailyFats()-</text:span><text:span text:style-name="T8">$user</text:span><text:span text:style-name="T2">-&gt;getCurrentFats();</text:span></text:p>
            <text:p text:style-name="P3"><text:span text:style-name="T8">$carbohydrates</text:span><text:span text:style-name="T2">=</text:span><text:span text:style-name="T8">$user</text:span><text:span text:style-name="T2">-&gt;getDailyCarbohydrates()-</text:span><text:span text:style-name="T8">$user</text:span><text:span text:style-name="T2">-&gt;getCurrentCarbohydrates();</text:span></text:p>
            <text:p text:style-name="P3"><text:span text:style-name="T8">$sum</text:span><text:span text:style-name="T2">=</text:span><text:span text:style-name="T8">$proteins</text:span><text:span text:style-name="T2">+ </text:span><text:span text:style-name="T8">$fats</text:span><text:span text:style-name="T2">+</text:span><text:span text:style-name="T8">$carbohydrates</text:span><text:span text:style-name="T2">;</text:span></text:p>
            <text:p text:style-name="P3"><text:span text:style-name="T8">$proteins</text:span><text:span text:style-name="T2">=</text:span><text:span text:style-name="T19">100</text:span><text:span text:style-name="T2">*</text:span><text:span text:style-name="T8">$proteins</text:span><text:span text:style-name="T2">/</text:span><text:span text:style-name="T8">$sum</text:span><text:span text:style-name="T2">;</text:span></text:p>
            <text:p text:style-name="P3"><text:span text:style-name="T8">$fats</text:span><text:span text:style-name="T2">=</text:span><text:span text:style-name="T19">100</text:span><text:span text:style-name="T2">*</text:span><text:span text:style-name="T8">$fats</text:span><text:span text:style-name="T2">/</text:span><text:span text:style-name="T8">$sum</text:span><text:span text:style-name="T2">;</text:span></text:p>
            <text:p text:style-name="P3"><text:span text:style-name="T8">$carbohydrates</text:span><text:span text:style-name="T2">=</text:span><text:span text:style-name="T19">100</text:span><text:span text:style-name="T2">*</text:span><text:span text:style-name="T8">$carbohydrates</text:span><text:span text:style-name="T2">/</text:span><text:span text:style-name="T8">$sum</text:span><text:span text:style-name="T2">;</text:span></text:p>
            <text:p text:style-name="P5"><text:span text:style-name="T7">foreach </text:span><text:span text:style-name="T12">(</text:span><text:span text:style-name="T9">$products </text:span><text:span text:style-name="T7">as </text:span><text:span text:style-name="T9">$i </text:span><text:span text:style-name="T12">=&gt; </text:span><text:span text:style-name="T9">$value</text:span><text:span text:style-name="T12">) {</text:span></text:p>
            <text:p text:style-name="P6"><text:span text:style-name="T2"><text:s text:c="3"/></text:span><text:span text:style-name="T7">if</text:span><text:span text:style-name="T12">( </text:span><text:span text:style-name="T10">($products</text:span><text:span text:style-name="T13">[</text:span><text:span text:style-name="T10">$i</text:span><text:span text:style-name="T13">]-&gt;getProteinsPer100gr()-</text:span><text:span text:style-name="T10">$proteins)*($products</text:span><text:span text:style-name="T13">[</text:span><text:span text:style-name="T10">$i</text:span><text:span text:style-name="T13">]-&gt;getProteinsPer100gr()-</text:span><text:span text:style-name="T10">$proteins)+($products</text:span><text:span text:style-name="T13">[</text:span><text:span text:style-name="T10">$i</text:span><text:span text:style-name="T13">]-&gt;getFatsPer100gr()-</text:span><text:span text:style-name="T10">$fats)*($products</text:span><text:span text:style-name="T13">[</text:span><text:span text:style-name="T10">$i</text:span><text:span text:style-name="T13">]-&gt;getFatsPer100gr()-</text:span><text:span text:style-name="T10">$fats)+($products</text:span><text:span text:style-name="T13">[</text:span><text:span text:style-name="T10">$i</text:span><text:span text:style-name="T13">]-&gt;getCarbohydratesPer100gr()-</text:span><text:span text:style-name="T10">$carbohydrates)*($products</text:span><text:span text:style-name="T13">[</text:span><text:span text:style-name="T10">$i</text:span><text:span text:style-name="T13">]-&gt;getCarbohydratesPer100gr()-</text:span><text:span text:style-name="T10">$carbohydrates)</text:span><text:span text:style-name="T12">&lt;</text:span><text:span text:style-name="T18">3000</text:span><text:span text:style-name="T12">) </text:span><text:span text:style-name="T9">$pr</text:span><text:span text:style-name="T12">[]=</text:span><text:span text:style-name="T9">$products</text:span><text:span text:style-name="T12">[</text:span><text:span text:style-name="T9">$i</text:span><text:span text:style-name="T12">];</text:span></text:p>
            <text:p text:style-name="P11"><text:span text:style-name="T20">}</text:span></text:p>
          </table:table-cell>
          <table:table-cell table:style-name="Table1.B2" office:value-type="string">
            <text:p text:style-name="P3"><text:span text:style-name="T8">$proteins</text:span><text:span text:style-name="T2">=</text:span><text:span text:style-name="T8">$user</text:span><text:span text:style-name="T2">-&gt;getDailyProteins()-</text:span><text:span text:style-name="T8">$user</text:span><text:span text:style-name="T2">-&gt;getCurrentProteins();</text:span></text:p>
            <text:p text:style-name="P3"><text:span text:style-name="T8">$fats</text:span><text:span text:style-name="T2">=</text:span><text:span text:style-name="T8">$user</text:span><text:span text:style-name="T2">-&gt;getDailyFats()-</text:span><text:span text:style-name="T8">$user</text:span><text:span text:style-name="T2">-&gt;getCurrentFats();</text:span></text:p>
            <text:p text:style-name="P3"><text:span text:style-name="T8">$carbohydrates</text:span><text:span text:style-name="T2">=</text:span><text:span text:style-name="T8">$user</text:span><text:span text:style-name="T2">-&gt;getDailyCarbohydrates()-</text:span><text:span text:style-name="T8">$user</text:span><text:span text:style-name="T2">-&gt;getCurrentCarbohydrates();</text:span></text:p>
            <text:p text:style-name="P3"><text:span text:style-name="T8">$sum</text:span><text:span text:style-name="T2">=</text:span><text:span text:style-name="T8">$proteins</text:span><text:span text:style-name="T2">+ </text:span><text:span text:style-name="T8">$fats</text:span><text:span text:style-name="T2">+</text:span><text:span text:style-name="T8">$carbohydrates</text:span><text:span text:style-name="T2">;</text:span></text:p>
            <text:p text:style-name="P3"><text:span text:style-name="T8">$proteins</text:span><text:span text:style-name="T2">=</text:span><text:span text:style-name="T19">100</text:span><text:span text:style-name="T2">*</text:span><text:span text:style-name="T8">$proteins</text:span><text:span text:style-name="T2">/</text:span><text:span text:style-name="T8">$sum</text:span><text:span text:style-name="T2">;</text:span></text:p>
            <text:p text:style-name="P3"><text:span text:style-name="T8">$fats</text:span><text:span text:style-name="T2">=</text:span><text:span text:style-name="T19">100</text:span><text:span text:style-name="T2">*</text:span><text:span text:style-name="T8">$fats</text:span><text:span text:style-name="T2">/</text:span><text:span text:style-name="T8">$sum</text:span><text:span text:style-name="T2">;</text:span></text:p>
            <text:p text:style-name="P3"><text:span text:style-name="T8">$carbohydrates</text:span><text:span text:style-name="T2">=</text:span><text:span text:style-name="T19">100</text:span><text:span text:style-name="T2">*</text:span><text:span text:style-name="T8">$carbohydrates</text:span><text:span text:style-name="T2">/</text:span><text:span text:style-name="T8">$sum</text:span><text:span text:style-name="T2">;</text:span></text:p>
            <text:p text:style-name="P3"><text:span text:style-name="T4">foreach </text:span><text:span text:style-name="T2">(</text:span><text:span text:style-name="T8">$products </text:span><text:span text:style-name="T4">as </text:span><text:span text:style-name="T8">$i </text:span><text:span text:style-name="T2">=&gt; </text:span><text:span text:style-name="T8">$value</text:span><text:span text:style-name="T2">) {</text:span></text:p>
            <text:p text:style-name="P5"><text:span text:style-name="T2"><text:s text:c="4"/></text:span><text:span text:style-name="T9">$Dproteins</text:span><text:span text:style-name="T12">=</text:span><text:span text:style-name="T9">$products</text:span><text:span text:style-name="T12">[</text:span><text:span text:style-name="T9">$i</text:span><text:span text:style-name="T12">]-&gt;getProteinsPer100gr()-</text:span><text:span text:style-name="T9">$proteins</text:span><text:span text:style-name="T12">;</text:span></text:p>
            <text:p text:style-name="P5"><text:span text:style-name="T2"><text:s text:c="4"/></text:span><text:span text:style-name="T9">$Dfats</text:span><text:span text:style-name="T12">=</text:span><text:span text:style-name="T9">$products</text:span><text:span text:style-name="T12">[</text:span><text:span text:style-name="T9">$i</text:span><text:span text:style-name="T12">]-&gt;getFatsPer100gr()-</text:span><text:span text:style-name="T9">$fats</text:span><text:span text:style-name="T12">;</text:span></text:p>
            <text:p text:style-name="P5"><text:span text:style-name="T2"><text:s text:c="4"/></text:span><text:span text:style-name="T9">$Dcarbohydrates</text:span><text:span text:style-name="T12">=</text:span><text:span text:style-name="T9">$products</text:span><text:span text:style-name="T12">[</text:span><text:span text:style-name="T9">$i</text:span><text:span text:style-name="T12">]-&gt;getCarbohydratesPer100gr()-</text:span><text:span text:style-name="T9">$carbohydrates</text:span><text:span text:style-name="T12">;</text:span></text:p>
            <text:p text:style-name="P5"><text:span text:style-name="T2"><text:s text:c="3"/></text:span><text:span text:style-name="T7">if</text:span><text:span text:style-name="T12">( </text:span><text:span text:style-name="T9">$Dproteins</text:span><text:span text:style-name="T12">*</text:span><text:span text:style-name="T9">$Dproteins</text:span><text:span text:style-name="T12">+</text:span><text:span text:style-name="T9">$Dfats</text:span><text:span text:style-name="T12">*</text:span><text:span text:style-name="T9">$Dfats</text:span><text:span text:style-name="T12">+</text:span><text:span text:style-name="T9">$Dcarbohydrates</text:span><text:span text:style-name="T12">*</text:span><text:span text:style-name="T9">$Dcarbohydrates</text:span><text:span text:style-name="T12">&lt;</text:span><text:span text:style-name="T18">3000</text:span><text:span text:style-name="T12">) </text:span><text:span text:style-name="T9">$pr</text:span><text:span text:style-name="T12">[]=</text:span><text:span text:style-name="T9">$products</text:span><text:span text:style-name="T12">[</text:span><text:span text:style-name="T9">$i</text:span><text:span text:style-name="T12">];</text:span></text:p>
            <text:p text:style-name="P11"><text:span text:style-name="T20">}</text:span></text:p>
          </table:table-cell>
        </table:table-row>
      </table:table>
      <text:p text:style-name="P1"/>
      <table:table table:name="Table2" table:style-name="Table2">
        <table:table-column table:style-name="Table2.A" table:number-columns-repeated="2"/>
        <table:table-row>
          <table:table-cell table:style-name="Table2.A1" table:number-columns-spanned="2" office:value-type="string">
            <text:p text:style-name="P15">Имя пользователя</text:p>
          </table:table-cell>
          <table:covered-table-cell/>
        </table:table-row>
        <table:table-row>
          <table:table-cell table:style-name="Table2.A2" office:value-type="string">
            <text:p text:style-name="P4"><text:span text:style-name="T5">public</text:span><text:span text:style-name="T4"> </text:span><text:span text:style-name="T25">$first_name</text:span><text:span text:style-name="T2">;</text:span></text:p>
            <text:p text:style-name="P14"/>
          </table:table-cell>
          <table:table-cell table:style-name="Table2.B2" office:value-type="string">
            <text:p text:style-name="P4"><text:span text:style-name="T4">private </text:span><text:span text:style-name="T25">$first_name</text:span><text:span text:style-name="T2">;</text:span></text:p>
            <text:p text:style-name="P4"/>
            <text:p text:style-name="P4"><text:span text:style-name="T4">public function </text:span><text:span text:style-name="T2">getFirstName</text:span>()</text:p>
            <text:p text:style-name="P3">{</text:p>
            <text:p text:style-name="P5"><text:span text:style-name="T2"><text:s text:c="4"/></text:span><text:span text:style-name="T7">return </text:span><text:span text:style-name="T9">$this</text:span><text:span text:style-name="T12">-&gt;</text:span><text:span text:style-name="T14">first_name</text:span><text:span text:style-name="T12">;</text:span></text:p>
            <text:p text:style-name="P3">}</text:p>
            <text:p text:style-name="P8"><text:span text:style-name="T15"/></text:p>
            <text:p text:style-name="P3"><text:span text:style-name="T4">public function </text:span><text:span text:style-name="T2">setFirstName</text:span>(<text:span text:style-name="T8">$first_name</text:span>)</text:p>
            <text:p text:style-name="P3">{</text:p>
            <text:p text:style-name="P5"><text:span text:style-name="T2"><text:s text:c="4"/></text:span><text:span text:style-name="T9">$this</text:span><text:span text:style-name="T12">-&gt;</text:span><text:span text:style-name="T16">first_name</text:span><text:span text:style-name="T12"> = </text:span><text:span text:style-name="T9">$first_name</text:span><text:span text:style-name="T12">;</text:span></text:p>
            <text:p text:style-name="P10">}</text:p>
            <text:p text:style-name="P14"/>
          </table:table-cell>
        </table:table-row>
      </table:table>
      <text:p text:style-name="P1"/>
      <table:table table:name="Table3" table:style-name="Table3">
        <table:table-column table:style-name="Table3.A" table:number-columns-repeated="2"/>
        <table:table-row>
          <table:table-cell table:style-name="Table3.A1" table:number-columns-spanned="2" office:value-type="string">
            <text:p text:style-name="P9"><text:span text:style-name="T20">RecommendationController</text:span></text:p>
          </table:table-cell>
          <table:covered-table-cell/>
        </table:table-row>
        <table:table-row>
          <table:table-cell table:style-name="Table3.A2" office:value-type="string">
            <text:p text:style-name="P4"><text:span text:style-name="T4">public function </text:span><text:span text:style-name="T28">recommendation</text:span><text:span text:style-name="T3">Ne</text:span><text:span text:style-name="T2">wAction</text:span>(<text:span text:style-name="T2">Request </text:span><text:span text:style-name="T8">$request</text:span>)</text:p>
            <text:p text:style-name="P3">{</text:p>
            <text:p text:style-name="P5"><text:span text:style-name="T2"><text:s text:c="4"/></text:span><text:span text:style-name="T9">$form </text:span><text:span text:style-name="T12">= </text:span><text:span text:style-name="T9">$this</text:span><text:span text:style-name="T12">-&gt;createForm</text:span><text:span text:style-name="T11">(</text:span><text:span text:style-name="T12">ProductsFormType::</text:span><text:span text:style-name="T26">class</text:span><text:span text:style-name="T11">)</text:span><text:span text:style-name="T12">;</text:span></text:p>
            <text:p text:style-name="P5"><text:span text:style-name="T2"><text:s text:c="4"/></text:span><text:span text:style-name="T9">$form</text:span><text:span text:style-name="T12">-&gt;handleRequest</text:span><text:span text:style-name="T11">(</text:span><text:span text:style-name="T9">$request</text:span><text:span text:style-name="T11">)</text:span><text:span text:style-name="T12">;</text:span></text:p>
            <text:p text:style-name="P5"><text:span text:style-name="T2"><text:s text:c="4"/></text:span><text:span text:style-name="T7">if</text:span><text:span text:style-name="T11">(</text:span><text:span text:style-name="T9">$form</text:span><text:span text:style-name="T12">-&gt;isSubmitted</text:span><text:span text:style-name="T11">()</text:span><text:span text:style-name="T12"> &amp;&amp; </text:span><text:span text:style-name="T9">$form</text:span><text:span text:style-name="T12">-&gt;isValid</text:span><text:span text:style-name="T11">())</text:span><text:span text:style-name="T12"> </text:span><text:span text:style-name="T11">{</text:span></text:p>
            <text:p text:style-name="P5"><text:span text:style-name="T2"><text:s text:c="8"/></text:span><text:span text:style-name="T9">$product </text:span><text:span text:style-name="T12">= </text:span><text:span text:style-name="T9">$form</text:span><text:span text:style-name="T12">-&gt;getData</text:span><text:span text:style-name="T11">()</text:span><text:span text:style-name="T12">;</text:span></text:p>
            <text:p text:style-name="P5"><text:span text:style-name="T2"><text:s text:c="8"/></text:span><text:span text:style-name="T9">$product</text:span><text:span text:style-name="T12">-&gt;setCreatedAt</text:span><text:span text:style-name="T11">(</text:span><text:span text:style-name="T7">new </text:span><text:span text:style-name="T12">\DateTime</text:span><text:span text:style-name="T11">(</text:span><text:span text:style-name="T27">'now'</text:span><text:span text:style-name="T11">))</text:span><text:span text:style-name="T12">;</text:span></text:p>
            <text:p text:style-name="P5"><text:span text:style-name="T2"><text:s text:c="8"/></text:span><text:span text:style-name="T9">$em </text:span><text:span text:style-name="T12">= </text:span><text:span text:style-name="T9">$this</text:span><text:span text:style-name="T12">-&gt;getDoctrine</text:span><text:span text:style-name="T11">()</text:span><text:span text:style-name="T12">-&gt;getManager</text:span><text:span text:style-name="T11">()</text:span><text:span text:style-name="T12">;</text:span></text:p>
            <text:p text:style-name="P5"><text:span text:style-name="T2"><text:s text:c="8"/></text:span><text:span text:style-name="T9">$em</text:span><text:span text:style-name="T12">-&gt;persist</text:span><text:span text:style-name="T11">(</text:span><text:span text:style-name="T9">$product</text:span><text:span text:style-name="T11">)</text:span><text:span text:style-name="T12">;</text:span></text:p>
            <text:p text:style-name="P5"><text:span text:style-name="T2"><text:s text:c="8"/></text:span><text:span text:style-name="T9">$em</text:span><text:span text:style-name="T12">-&gt;flush</text:span><text:span text:style-name="T11">()</text:span><text:span text:style-name="T12">;</text:span></text:p>
            <text:p text:style-name="P5"><text:span text:style-name="T2"><text:s text:c="8"/></text:span><text:span text:style-name="T9">$this</text:span><text:span text:style-name="T12">-&gt;addFlash</text:span><text:span text:style-name="T11">(</text:span><text:span text:style-name="T27">'success'</text:span><text:span text:style-name="T12">, </text:span><text:span text:style-name="T27">'New product is created!'</text:span><text:span text:style-name="T11">)</text:span><text:span text:style-name="T12">;</text:span></text:p>
            <text:p text:style-name="P5"><text:soft-page-break/><text:span text:style-name="T2"><text:s text:c="8"/></text:span><text:span text:style-name="T7">return </text:span><text:span text:style-name="T9">$this</text:span><text:span text:style-name="T12">-&gt;redirectToRoute</text:span><text:span text:style-name="T11">(</text:span><text:span text:style-name="T27">'products_list'</text:span><text:span text:style-name="T11">)</text:span><text:span text:style-name="T12">;</text:span></text:p>
            <text:p text:style-name="P5"><text:span text:style-name="T2"><text:s text:c="4"/></text:span><text:span text:style-name="T11">}</text:span></text:p>
            <text:p text:style-name="P5"><text:span text:style-name="T2"><text:s text:c="4"/></text:span><text:span text:style-name="T7">return </text:span><text:span text:style-name="T9">$this</text:span><text:span text:style-name="T12">-&gt;render</text:span><text:span text:style-name="T11">(</text:span><text:span text:style-name="T27">'EatingBundle:Products:new.html.twig'</text:span><text:span text:style-name="T12">, </text:span><text:span text:style-name="T11">[</text:span></text:p>
            <text:p text:style-name="P5"><text:span text:style-name="T2"><text:s text:c="8"/></text:span><text:span text:style-name="T27">'productForm' </text:span><text:span text:style-name="T12">=&gt; </text:span><text:span text:style-name="T9">$form</text:span><text:span text:style-name="T12">-&gt;createView</text:span><text:span text:style-name="T11">()</text:span></text:p>
            <text:p text:style-name="P5"><text:span text:style-name="T2"><text:s text:c="4"/></text:span><text:span text:style-name="T11">])</text:span><text:span text:style-name="T12">;</text:span></text:p>
            <text:p text:style-name="P10">}</text:p>
            <text:p text:style-name="P14"/>
          </table:table-cell>
          <table:table-cell table:style-name="Table3.B2" office:value-type="string">
            <text:p text:style-name="P4"><text:span text:style-name="T4">public function </text:span><text:span text:style-name="T2">productsNewAction</text:span>(<text:span text:style-name="T2">Request </text:span><text:span text:style-name="T8">$request</text:span>)</text:p>
            <text:p text:style-name="P3">{</text:p>
            <text:p text:style-name="P5"><text:span text:style-name="T2"><text:s text:c="4"/></text:span><text:span text:style-name="T9">$form </text:span><text:span text:style-name="T12">= </text:span><text:span text:style-name="T9">$this</text:span><text:span text:style-name="T12">-&gt;createForm</text:span><text:span text:style-name="T11">(</text:span><text:span text:style-name="T12">ProductsFormType::</text:span><text:span text:style-name="T26">class</text:span><text:span text:style-name="T11">)</text:span><text:span text:style-name="T12">;</text:span></text:p>
            <text:p text:style-name="P5"><text:span text:style-name="T2"><text:s text:c="4"/></text:span><text:span text:style-name="T9">$form</text:span><text:span text:style-name="T12">-&gt;handleRequest</text:span><text:span text:style-name="T11">(</text:span><text:span text:style-name="T9">$request</text:span><text:span text:style-name="T11">)</text:span><text:span text:style-name="T12">;</text:span></text:p>
            <text:p text:style-name="P5"><text:span text:style-name="T2"><text:s text:c="4"/></text:span><text:span text:style-name="T7">if</text:span><text:span text:style-name="T11">(</text:span><text:span text:style-name="T9">$form</text:span><text:span text:style-name="T12">-&gt;isSubmitted</text:span><text:span text:style-name="T11">()</text:span><text:span text:style-name="T12"> &amp;&amp; </text:span><text:span text:style-name="T9">$form</text:span><text:span text:style-name="T12">-&gt;isValid</text:span><text:span text:style-name="T11">())</text:span><text:span text:style-name="T12"> </text:span><text:span text:style-name="T11">{</text:span></text:p>
            <text:p text:style-name="P5"><text:span text:style-name="T2"><text:s text:c="8"/></text:span><text:span text:style-name="T9">$product </text:span><text:span text:style-name="T12">= </text:span><text:span text:style-name="T9">$form</text:span><text:span text:style-name="T12">-&gt;getData</text:span><text:span text:style-name="T11">()</text:span><text:span text:style-name="T12">;</text:span></text:p>
            <text:p text:style-name="P5"><text:span text:style-name="T2"><text:s text:c="8"/></text:span><text:span text:style-name="T9">$product</text:span><text:span text:style-name="T12">-&gt;setCreatedAt</text:span><text:span text:style-name="T11">(</text:span><text:span text:style-name="T7">new </text:span><text:span text:style-name="T12">\DateTime</text:span><text:span text:style-name="T11">(</text:span><text:span text:style-name="T27">'now'</text:span><text:span text:style-name="T11">))</text:span><text:span text:style-name="T12">;</text:span></text:p>
            <text:p text:style-name="P5"><text:span text:style-name="T2"><text:s text:c="8"/></text:span><text:span text:style-name="T9">$em </text:span><text:span text:style-name="T12">= </text:span><text:span text:style-name="T9">$this</text:span><text:span text:style-name="T12">-&gt;getDoctrine</text:span><text:span text:style-name="T11">()</text:span><text:span text:style-name="T12">-&gt;getManager</text:span><text:span text:style-name="T11">()</text:span><text:span text:style-name="T12">;</text:span></text:p>
            <text:p text:style-name="P5"><text:span text:style-name="T2"><text:s text:c="8"/></text:span><text:span text:style-name="T9">$em</text:span><text:span text:style-name="T12">-&gt;persist</text:span><text:span text:style-name="T11">(</text:span><text:span text:style-name="T9">$product</text:span><text:span text:style-name="T11">)</text:span><text:span text:style-name="T12">;</text:span></text:p>
            <text:p text:style-name="P5"><text:span text:style-name="T2"><text:s text:c="8"/></text:span><text:span text:style-name="T9">$em</text:span><text:span text:style-name="T12">-&gt;flush</text:span><text:span text:style-name="T11">()</text:span><text:span text:style-name="T12">;</text:span></text:p>
            <text:p text:style-name="P5"><text:span text:style-name="T2"><text:s text:c="8"/></text:span><text:span text:style-name="T9">$this</text:span><text:span text:style-name="T12">-&gt;addFlash</text:span><text:span text:style-name="T11">(</text:span><text:span text:style-name="T27">'success'</text:span><text:span text:style-name="T12">, </text:span><text:span text:style-name="T27">'New product is created!'</text:span><text:span text:style-name="T11">)</text:span><text:span text:style-name="T12">;</text:span></text:p>
            <text:p text:style-name="P5"><text:soft-page-break/><text:span text:style-name="T2"><text:s text:c="8"/></text:span><text:span text:style-name="T7">return </text:span><text:span text:style-name="T9">$this</text:span><text:span text:style-name="T12">-&gt;redirectToRoute</text:span><text:span text:style-name="T11">(</text:span><text:span text:style-name="T27">'products_list'</text:span><text:span text:style-name="T11">)</text:span><text:span text:style-name="T12">;</text:span></text:p>
            <text:p text:style-name="P5"><text:span text:style-name="T2"><text:s text:c="4"/></text:span><text:span text:style-name="T11">}</text:span></text:p>
            <text:p text:style-name="P5"><text:span text:style-name="T2"><text:s text:c="4"/></text:span><text:span text:style-name="T7">return </text:span><text:span text:style-name="T9">$this</text:span><text:span text:style-name="T12">-&gt;render</text:span><text:span text:style-name="T11">(</text:span><text:span text:style-name="T27">'EatingBundle:Products:new.html.twig'</text:span><text:span text:style-name="T12">, </text:span><text:span text:style-name="T11">[</text:span></text:p>
            <text:p text:style-name="P5"><text:span text:style-name="T2"><text:s text:c="8"/></text:span><text:span text:style-name="T27">'productForm' </text:span><text:span text:style-name="T12">=&gt; </text:span><text:span text:style-name="T9">$form</text:span><text:span text:style-name="T12">-&gt;createView</text:span><text:span text:style-name="T11">()</text:span></text:p>
            <text:p text:style-name="P5"><text:span text:style-name="T2"><text:s text:c="4"/></text:span><text:span text:style-name="T11">])</text:span><text:span text:style-name="T12">;</text:span></text:p>
            <text:p text:style-name="P10">}</text:p>
            <text:p text:style-name="P1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fc21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598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8:28:34.337888575</meta:creation-date>
    <dc:date>2017-11-30T00:17:36.853750822</dc:date>
    <meta:editing-duration>PT45S</meta:editing-duration>
    <meta:editing-cycles>1</meta:editing-cycles>
    <meta:document-statistic meta:table-count="3" meta:image-count="0" meta:object-count="0" meta:page-count="2" meta:paragraph-count="71" meta:word-count="145" meta:character-count="2843" meta:non-whitespace-character-count="2567"/>
    <meta:generator>LibreOffice/5.3.1.2$Linux_X86_64 LibreOffice_project/30m0$Build-2</meta:generator>
  </office:meta>
</office:document-meta>
</file>